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text-properties style:font-name="Bahnschrift" fo:font-weight="bold" officeooo:rsid="001f514c" officeooo:paragraph-rsid="001f514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ahnschrift" fo:font-weight="bold" officeooo:rsid="001f514c" officeooo:paragraph-rsid="001f514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ahnschrift" fo:font-weight="bold" officeooo:paragraph-rsid="002124e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ahnschrift" fo:font-weight="bold" officeooo:paragraph-rsid="0022a0e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ahnschrift" fo:font-weight="bold" officeooo:paragraph-rsid="0023f2e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Bahnschrift" fo:font-weight="bold" officeooo:paragraph-rsid="0025840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Bahnschrift" fo:font-weight="bold" officeooo:rsid="002124e6" officeooo:paragraph-rsid="002124e6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style:font-name="Bahnschrift" fo:font-weight="bold" officeooo:rsid="002124e6" officeooo:paragraph-rsid="002124e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Bahnschrift" fo:font-weight="bold" officeooo:rsid="002124e6" officeooo:paragraph-rsid="002124e6" style:font-weight-asian="bold" style:font-weight-complex="bold"/>
    </style:style>
    <style:style style:name="P10" style:family="paragraph" style:parent-style-name="Standard">
      <style:text-properties style:font-name="Bahnschrift" fo:font-weight="bold" officeooo:rsid="0022a0ef" officeooo:paragraph-rsid="0022a0ef" style:font-weight-asian="bold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Bahnschrift" fo:font-weight="bold" officeooo:rsid="0022a0ef" officeooo:paragraph-rsid="0022a0ef" style:font-weight-asian="bold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Bahnschrift" fo:font-weight="bold" officeooo:paragraph-rsid="0022a0ef" style:font-weight-asian="bold" style:font-weight-complex="bold"/>
    </style:style>
    <style:style style:name="P13" style:family="paragraph" style:parent-style-name="Standard">
      <style:text-properties style:font-name="Bahnschrift" officeooo:rsid="001f514c" officeooo:paragraph-rsid="001f514c"/>
    </style:style>
    <style:style style:name="P14" style:family="paragraph" style:parent-style-name="Standard">
      <style:paragraph-properties fo:text-align="center" style:justify-single-word="false"/>
      <style:text-properties style:font-name="Bahnschrift" officeooo:rsid="001f514c" officeooo:paragraph-rsid="001f514c"/>
    </style:style>
    <style:style style:name="P15" style:family="paragraph" style:parent-style-name="Standard">
      <style:paragraph-properties fo:text-align="start" style:justify-single-word="false"/>
      <style:text-properties style:font-name="Bahnschrift" officeooo:paragraph-rsid="002124e6"/>
    </style:style>
    <style:style style:name="P16" style:family="paragraph" style:parent-style-name="Standard">
      <style:paragraph-properties fo:text-align="start" style:justify-single-word="false"/>
      <style:text-properties style:font-name="Bahnschrift" officeooo:paragraph-rsid="0025840c"/>
    </style:style>
    <style:style style:name="P17" style:family="paragraph" style:parent-style-name="Standard">
      <style:paragraph-properties fo:text-align="start" style:justify-single-word="false"/>
      <style:text-properties style:font-name="Bahnschrift" officeooo:paragraph-rsid="0025bef0"/>
    </style:style>
    <style:style style:name="P18" style:family="paragraph" style:parent-style-name="Standard">
      <style:paragraph-properties fo:text-align="start" style:justify-single-word="false"/>
      <style:text-properties style:font-name="Bahnschrift" fo:font-weight="normal" officeooo:paragraph-rsid="001f514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Bahnschrift" fo:font-weight="normal" officeooo:paragraph-rsid="002124e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Bahnschrift" fo:font-weight="normal" officeooo:paragraph-rsid="0022a0e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Bahnschrift" fo:font-weight="normal" officeooo:paragraph-rsid="0023f2e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Bahnschrift" fo:font-weight="normal" officeooo:paragraph-rsid="0025840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Bahnschrift" fo:font-weight="normal" officeooo:paragraph-rsid="0025bef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Bahnschrift" fo:font-weight="normal" officeooo:rsid="001f514c" officeooo:paragraph-rsid="001f514c" style:font-weight-asian="normal" style:font-weight-complex="normal"/>
    </style:style>
    <style:style style:name="P25" style:family="paragraph" style:parent-style-name="Standard">
      <style:text-properties style:font-name="Bahnschrift" fo:font-weight="normal" officeooo:rsid="0022a0ef" officeooo:paragraph-rsid="0022a0e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Bahnschrift" officeooo:rsid="002124e6" officeooo:paragraph-rsid="002124e6"/>
    </style:style>
    <style:style style:name="P27" style:family="paragraph" style:parent-style-name="Standard">
      <style:text-properties style:font-name="Bahnschrift" officeooo:rsid="0022a0ef" officeooo:paragraph-rsid="0022a0ef"/>
    </style:style>
    <style:style style:name="T1" style:family="text">
      <style:text-properties officeooo:rsid="001f51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Bahnschrift" fo:font-weight="bold" style:font-weight-asian="bold" style:font-weight-complex="bold"/>
    </style:style>
    <style:style style:name="T4" style:family="text">
      <style:text-properties style:font-name="Bahnschrift" fo:font-weight="normal" style:font-weight-asian="normal" style:font-weight-complex="normal"/>
    </style:style>
    <style:style style:name="T5" style:family="text">
      <style:text-properties officeooo:rsid="002124e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24e6" style:font-weight-asian="normal" style:font-weight-complex="normal"/>
    </style:style>
    <style:style style:name="T8" style:family="text">
      <style:text-properties officeooo:rsid="0022a0ef"/>
    </style:style>
    <style:style style:name="T9" style:family="text">
      <style:text-properties officeooo:rsid="002584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MM (Capability Maturity Model) </text:p>
      <text:p text:style-name="P2"/>
      <text:p text:style-name="P13">Foi projetado para guiar as organizações de software no processo de seleção das estratégias de melhoria, determinando a maturidade atual do processo e identificando as questões mais críticas para a qualidade e melhoria do processo de software </text:p>
      <text:p text:style-name="P13"/>
      <text:p text:style-name="P1">Possui 5 níveis de maturidade: </text:p>
      <text:p text:style-name="P13"><text:span text:style-name="T2"/></text:p>
      <text:p text:style-name="P13"><text:span text:style-name="T2">Inicial: </text:span>O processo de software é caracterizado como “ad hoc” e até mesmo ocasionalmente caótico. Poucos processos são definidos e o sucesso depende de esforço individual. </text:p>
      <text:p text:style-name="P13"/>
      <text:p text:style-name="P13"><text:span text:style-name="T2">Repetível:</text:span> Os processos básicos de gestão de projeto são estabelecidos para acompanhar custo, cronograma e funcionalidade. A </text:p>
      <text:p text:style-name="P13"/>
      <text:p text:style-name="P13"><text:span text:style-name="T2">Definido:</text:span> O processo de software para as atividades de gestão e engenharia é documentado, padronizado e integrado em um processo de software padrão para a organização. </text:p>
      <text:p text:style-name="P13"/>
      <text:p text:style-name="P13"><text:span text:style-name="T2">Gerenciado: </text:span>Medidas detalhadas do processo de software e da qualidade do produto são realizadas. O processo e os produtos de software são quantitativamente compreendidos e controlados. </text:p>
      <text:p text:style-name="P13"/>
      <text:p text:style-name="P1">Otimizado: <text:span text:style-name="T6">Neste nível, toda a organização está focada na contínua melhoria de processos. A organização tem os meios para identificar pontos fracos e fortalecer o processo de forma proativa, com o objetivo de evitar a ocorrência de defeitos.</text:span></text:p>
      <text:p text:style-name="P13"/>
      <text:p text:style-name="P1">Pontos Extras:</text:p>
      <text:p text:style-name="P13"/>
      <text:p text:style-name="P13">1. Não é prescritivo, ou seja, ele não diz à organização como melhorar. </text:p>
      <text:p text:style-name="P13"/>
      <text:p text:style-name="P13">2. O CMM descreve a organização em cada nível de maturidade sem prescrever os meios </text:p>
      <text:p text:style-name="P13">específicos para alcança-lo. </text:p>
      <text:p text:style-name="P13"/>
      <text:p text:style-name="P13">3. A mudança do nível 1 para o nível 2 pode levar anos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2"/></text:p>
      <text:p text:style-name="P14"><text:soft-page-break/><text:span text:style-name="T2">CMMI (Capability Maturity Model Integration) </text:span></text:p>
      <text:p text:style-name="P2"/>
      <text:p text:style-name="P18"><text:span text:style-name="T1">O principal propósito </text:span>é fornecer diretrizes baseadas em melhores práticas para a melhoria dos processos e habilidades organizacionais, cobrindo o ciclo de vida de produtos e serviços completos, nas fases de concepção, desenvolvimento, aquisição, entrega e manutenção. </text:p>
      <text:p text:style-name="P18"/>
      <text:p text:style-name="P4"><text:span text:style-name="T8">Possui 03 modelos de referência:</text:span></text:p>
      <text:p text:style-name="P4"/>
      <text:p text:style-name="P19"><text:span text:style-name="T2">CMMI para Desenvolvimento (CMMI-DEV): </text:span>provê diretrizes para monitorar, mensurar e gerenciar processos de desenvolvimento. </text:p>
      <text:p text:style-name="P19"/>
      <text:p text:style-name="P19"><text:span text:style-name="T2">CMMI para Serviços (CMMI-SVC): </text:span>provê diretrizes para entrega de serviços dentro das organizações e para clientes externos. </text:p>
      <text:p text:style-name="P19"/>
      <text:p text:style-name="P19"><text:span text:style-name="T2">CMMI para Aquisições (CMMI-ACQ):</text:span> provê diretrizes para suporte às decisões relacionadas à aquisição de produtos e serviços. </text:p>
      <text:p text:style-name="P19"/>
      <text:p text:style-name="P3">Oferece <text:span text:style-name="T8">02</text:span> abordagens distintas para a sua implementação:</text:p>
      <text:p text:style-name="P19"/>
      <text:p text:style-name="P3">Abordagem por Estágios</text:p>
      <text:p text:style-name="P19"><text:tab/><text:span text:style-name="T5">1)</text:span>Inicial </text:p>
      <text:p text:style-name="P15"><text:tab/>2) Gerenciado</text:p>
      <text:p text:style-name="P15"><text:tab/>3) Definido</text:p>
      <text:p text:style-name="P15"><text:tab/>4) Gerenciado Quantitativamente</text:p>
      <text:p text:style-name="P15"><text:tab/>5) Otimizado </text:p>
      <text:p text:style-name="P3">Abordagem Contínua. </text:p>
      <text:p text:style-name="P15"><text:span text:style-name="T7"><text:tab/>0</text:span>) Incompleto</text:p>
      <text:p text:style-name="P15"><text:tab/>1) Executado</text:p>
      <text:p text:style-name="P15"><text:tab/>2) Gerenciado</text:p>
      <text:p text:style-name="P15">3) Definido</text:p>
      <text:p text:style-name="P15"/>
      <text:p text:style-name="P7">Pontos extras:</text:p>
      <text:p text:style-name="P26"/>
      <text:p text:style-name="P26">O CMMI pode ser implementado em quaisquer organizações cujo foco seja o desenvolvimento de produtos (sistemas em geral, software, hardware etc.) </text:p>
      <text:p text:style-name="P26"/>
      <text:p text:style-name="P26">A abordagem por estágios é mais recomendada para organizações que já estão familiarizadas com a incorporação de melhorias nos seus processos organizacionais através de grandes saltos de qualidade </text:p>
      <text:p text:style-name="P26"/>
      <text:p text:style-name="P26">A abordagem contínua é mais recomendada para organizações que preferem uma evolução gradual na sua capacidade, processo a processo, possibilitando uma maior diluição do investimento a ser feito no programa <text:line-break/></text:p>
      <text:p text:style-name="P26"/>
      <text:p text:style-name="P8">MPS-BR (Melhoria do Processo de Software Brasileiro) </text:p>
      <text:p text:style-name="P9"/>
      <text:p text:style-name="P19"><text:span text:style-name="T5">É um programa da Softex (Associação para Promoção da Excelência do Software Brasileiro),</text:span> o programa tem como objetivo melhorar a capacidade de desenvolvimento de software, serviços e as práticas de gestão de RH na indústria de TIC </text:p>
      <text:p text:style-name="P19"/>
      <text:p text:style-name="P3">Possui os <text:span text:style-name="T8">03</text:span> modelos de referência: </text:p>
      <text:p text:style-name="P3"/>
      <text:p text:style-name="P15"><text:span text:style-name="T2">MPS para software (MPS-SW): </text:span>Tem como base os requisitos de processos definidos nos modelos de melhoria de processo e atende a necessidade de implantar os princípios de engenharia de software </text:p>
      <text:p text:style-name="P24"/>
      <text:p text:style-name="P13"><text:span text:style-name="T2">MPS para Serviços (MPS-SV):</text:span> Foi desenvolvido para complementar ao modelo MPS para Software (MPS-SW) </text:p>
      <text:p text:style-name="P13"/>
      <text:p text:style-name="P13"><text:span text:style-name="T2">MPS para gestão de pessoas (MPS-RH): </text:span>Tem como base os requisitos de gestão de pessoas dos modelos e normas que focam a definição, a avaliação e a melhoria desta gestão </text:p>
      <text:p text:style-name="P13"/>
      <text:p text:style-name="P10">Níveis de maturidade:</text:p>
      <text:p text:style-name="P25">- (A) Em otimização</text:p>
      <text:p text:style-name="P25">- (B) Gerenciado quantitivamente</text:p>
      <text:p text:style-name="P25">- (C) Totalmente definido</text:p>
      <text:p text:style-name="P25">- (D) Definido</text:p>
      <text:p text:style-name="P25">- (E) Parcialmente Definido</text:p>
      <text:p text:style-name="P25">- (F) Gerenciados</text:p>
      <text:p text:style-name="P25">- (G) Parcialmente Gerenciado</text:p>
      <text:p text:style-name="P13"/>
      <text:p text:style-name="P13"><text:span text:style-name="T2">Fases do Processo: </text:span></text:p>
      <text:p text:style-name="P27">- Preparação da Aquisição</text:p>
      <text:p text:style-name="P27">- Seleção do fornecedor</text:p>
      <text:p text:style-name="P27">- Monitoração do contrato</text:p>
      <text:p text:style-name="P27">- Aceitação pelo cliente</text:p>
      <text:p text:style-name="P27"/>
      <text:p text:style-name="P27"/>
      <text:p text:style-name="P27"/>
      <text:p text:style-name="P11">SPICE (Software Improvement and Capacibilty Determination) </text:p>
      <text:p text:style-name="P10"/>
      <text:p text:style-name="P25">Avalia o software com foco na melhoria de seus processos (identifica pontos fracos e fortes, que serão utilizados para a criação de um plano de melhorias) e determina a capacidade dos processos, viabilizando a avaliação de um fornecedor em potencial. </text:p>
      <text:p text:style-name="P25"/>
      <text:p text:style-name="P4">Possui os <text:span text:style-name="T8">05</text:span> modelos de referência: </text:p>
      <text:p text:style-name="P4"/>
      <text:p text:style-name="P20"><text:span text:style-name="T2">Cliente-Fornecedor: </text:span>consiste de processos que impactam diretamente com o cliente, tais como desenvolvimento de suporte, transição do software para o cliente e fornecimento de assistência/consultoria com relação à operação e uso do produto de software e/ou serviço. </text:p>
      <text:p text:style-name="P20"/>
      <text:p text:style-name="P20"><text:span text:style-name="T2">Engenharia: </text:span>consiste de processos que especificam, implementam ou mantém o produto de software com relação ao sistema e documentação ao cliente. </text:p>
      <text:p text:style-name="P20"/>
      <text:p text:style-name="P20"><text:span text:style-name="T2">Suporte:</text:span> consiste de processos que podem ser empregados por qualquer um dos outros processos. </text:p>
      <text:p text:style-name="P20"/>
      <text:p text:style-name="P20"><text:span text:style-name="T2">Gerência: </text:span>consiste de processos que contém práticas de natureza genérica que podem ser usadas por quem gerencia projetos ou processos dentro de um ciclo de vida de software.. </text:p>
      <text:p text:style-name="P20"/>
      <text:p text:style-name="P20"><text:span text:style-name="T2">Organização:</text:span> consiste de processos que estabelecem os objetivos de negócios da organização. </text:p>
      <text:p text:style-name="P20"/>
      <text:p text:style-name="P4">Possui <text:span text:style-name="T8">0</text:span>6 níveis de capacitação para avaliação dos processos: </text:p>
      <text:p text:style-name="P4"/>
      <text:p text:style-name="P20"><text:span text:style-name="T2">Nível 0 (Incompleto):</text:span> Há uma falha geral em realizar o objetivo do processo. Não existem produtos de trabalho nem saídas do processo facilmente identificáveis. </text:p>
      <text:p text:style-name="P20"/>
      <text:p text:style-name="P20"><text:span text:style-name="T2">Nível 1 (Realizado):</text:span> O objetivo do processo em geral é atingido, embora não necessariamente de forma planejada e controlada. </text:p>
      <text:p text:style-name="P20"/>
      <text:p text:style-name="P20"><text:span text:style-name="T2">Nível 2 (Gerenciado): </text:span>O processo produz os produtos de trabalho com qualidade aceitável e dentro do prazo. Isto é feito de forma planejada e controlada. </text:p>
      <text:p text:style-name="P20"/>
      <text:p text:style-name="P21"><text:span text:style-name="T2">Nível 3 (Estabelecido):</text:span> O processo é realizado e gerenciado usando um processo definido, baseado em princípios de Engenharia de Software.</text:p>
      <text:p text:style-name="P21"/>
      <text:p text:style-name="P21"><text:span text:style-name="T2">Nível 4 (Previsível): </text:span>O processo é realizado de forma consistente, dentro dos limites de controle, para atingir os objetivos. Medidas da realização do processo são coletadas e analisadas. <text:s/></text:p>
      <text:p text:style-name="P21"/>
      <text:p text:style-name="P21"><text:span text:style-name="T2">Nível 5 (Otimizado):</text:span> A realização do processo é otimizada para atender às necessidade atuais e futuras do negócio </text:p>
      <text:p text:style-name="P21"/>
      <text:p text:style-name="P21"/>
      <text:p text:style-name="P5"><text:soft-page-break/>Cada atributo é avaliado com base no nível de atingimento dos requisitos solicitados: </text:p>
      <text:p text:style-name="P21">❑ N: o atributo não foi atingido pelo processo; </text:p>
      <text:p text:style-name="P21">❑ P: o atributo foi atingindo apenas parcialmente pelo processo; </text:p>
      <text:p text:style-name="P21">❑ L: o atributo foi atingido largamente pelo processo; </text:p>
      <text:p text:style-name="P21">❑ F: o atributo foi atingido completamente pelo processo. </text:p>
      <text:p text:style-name="P21"/>
      <text:p text:style-name="P21">• Para atingir um nível de capacidade, um processo tem que ter avaliação L ou F nos atributos do nível e F em todos os atributos dos níveis anteriores. </text:p>
      <text:p text:style-name="P20"/>
      <text:p text:style-name="P20"/>
      <text:p text:style-name="P20"/>
      <text:p text:style-name="P12">Normas de Qualidade </text:p>
      <text:p text:style-name="P4"/>
      <text:p text:style-name="P4">❑ NBR ISO/IEC 9241-11: Orientações sobre Usabilidade </text:p>
      <text:p text:style-name="P20">Define usabilidade e explica como identificar a informação necessária a ser considerada na especificação ou avaliação de usabilidade de um computador em termos de medidas de desempenho e satisfação do usuário. </text:p>
      <text:p text:style-name="P20"/>
      <text:p text:style-name="P4">❑ NBR ISO/IEC 9000-3: Normas de Gestão da Qualidade e Garantia da Qualidade </text:p>
      <text:p text:style-name="P20">Esta norma define diretrizes para facilitar a aplicação da norma ISO 9001 a organizações que desenvolvem, fornecem e mantêm software. </text:p>
      <text:p text:style-name="P20"/>
      <text:p text:style-name="P4">❑ NBR ISO/IEC 14001: Sistemas da gestão ambiental </text:p>
      <text:p text:style-name="P20">Esta Norma especifica os requisitos relativos a um sistema da gestão ambiental, permitindo a uma organização desenvolver e implementar uma política e objetivos que levem em conta os requisitos legais e outros requisitos por ela subscritos e informações referentes aos aspectos ambientais significativos. </text:p>
      <text:p text:style-name="P20"/>
      <text:p text:style-name="P20"/>
      <text:p text:style-name="P12">Auditoria de Sistemas </text:p>
      <text:p text:style-name="P4"/>
      <text:p text:style-name="P20">A filosofia de auditoria em tecnologia de informação está calcada em confiança e em controles internos. Estes visam confirmar se os controles internos foram implementados e se existem; caso afirmativo, se são efetivos. </text:p>
      <text:p text:style-name="P20"/>
      <text:p text:style-name="P6">Como em qualquer outra atividade, as empresas de auditoria também buscam um diferencial competitivo. Entre outros objetivos, consideram-se: </text:p>
      <text:p text:style-name="P22">a) Melhorar a eficiência e reduzir os custos; </text:p>
      <text:p text:style-name="P22">b) Melhorar a qualidade do trabalho de auditoria, reduzindo, assim, os níveis de risco de auditoria; </text:p>
      <text:p text:style-name="P22">c) Atender às expectativas dos clientes, que esperam de seus auditores o mesmo grau de automatização que utilizam em seu negócio;</text:p>
      <text:p text:style-name="P22">d) Preparar-se para a globalização dos negócios, que vem exigindo uma globalização dos auditores;</text:p>
      <text:p text:style-name="P22">e) Manter-se entre as maiores e mais reconhecidas pelo mercado; </text:p>
      <text:p text:style-name="P22">f) Criar valor agregado para seus clientes, ajudando-os a reduzir os riscos nos processos operacionais. </text:p>
      <text:p text:style-name="P22"/>
      <text:p text:style-name="P6">Controles Internos </text:p>
      <text:p text:style-name="P16"><text:span text:style-name="T6">O conceito de controle interno em um sistema de informação </text:span>, significa “planos organizacionais e coordenação de um conjunto de métodos e medidas adotado numa empresa, a fim de salvaguardar o ativo</text:p>
      <text:p text:style-name="P16"/>
      <text:p text:style-name="P6">Princípios de controles internos, <text:span text:style-name="T9">a</text:span>lguns princípios seguidos são: </text:p>
      <text:p text:style-name="P6">Supervisão: <text:span text:style-name="T6">A gerência, por objetivos, procedimentos e tomada de decisões.</text:span></text:p>
      <text:p text:style-name="P6"><text:span text:style-name="T6"/></text:p>
      <text:p text:style-name="P6">Registro e comunicação:<text:span text:style-name="T6"> A gerência da empresa deve estabelecer critérios para criação, processamento e disseminação de informação de dados, através da autorização e registro de responsabilidades. </text:span></text:p>
      <text:p text:style-name="P6"><text:span text:style-name="T6"/></text:p>
      <text:p text:style-name="P6">Segregação de funções:<text:span text:style-name="T6"> As responsabilidades e ocupações incompatíveis devem estar segregadas de maneira a minimizar as possibilidades de perpetuação de fraudes </text:span></text:p>
      <text:p text:style-name="P6"/>
      <text:p text:style-name="P6">Lei Sarbanes Oxley (SOX) </text:p>
      <text:p text:style-name="P23">Lei americana, com o objetivo de garantir a criação de mecanismos de auditoria e segurança nas empresas, reduzindo assim os riscos de fraudes</text:p>
      <text:p text:style-name="P23"/>
      <text:p text:style-name="P23"><text:span text:style-name="T2">Por conta da lei, algumas regras de conformidade precisam ser atendidas, o que implicam em algumas revisões de auditoria: </text:span><text:s text:c="2"/></text:p>
      <text:p text:style-name="P23"><text:span text:style-name="T2">❑ Project Management:</text:span> Revisão de gerenciamento de projetos de sistemas. </text:p>
      <text:p text:style-name="P23"><text:span text:style-name="T2">❑ Backup and Recovery: </text:span>Revisão de procedimentos de backup e recuperação de dados. </text:p>
      <text:p text:style-name="P23"><text:span text:style-name="T2">❑ Data Interface:</text:span> Revisão de gerenciamento de interface de dados. </text:p>
      <text:p text:style-name="P23"><text:span text:style-name="T2">❑ Emergency Changes:</text:span> Revisão de mudanças emergenciais. </text:p>
      <text:p text:style-name="P23"><text:span text:style-name="T2">❑ IT Security:</text:span> Revisão de políticas e procedimentos de segurança física.</text:p>
      <text:p text:style-name="P23"><text:span text:style-name="T2">❑ User Authentication:</text:span> Revisão de segurança de informação, autenticação do usuário. </text:p>
      <text:p text:style-name="P17"><text:span text:style-name="T2">❑ Job Scheduling: </text:span><text:span text:style-name="T6">Revisão de procedimentos das operações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2:19:04.031000000</meta:creation-date>
    <dc:date>2024-07-02T13:15:22.327000000</dc:date>
    <meta:editing-duration>PT3M37S</meta:editing-duration>
    <meta:editing-cycles>1</meta:editing-cycles>
    <meta:document-statistic meta:table-count="0" meta:image-count="0" meta:object-count="0" meta:page-count="7" meta:paragraph-count="107" meta:word-count="1468" meta:character-count="9819" meta:non-whitespace-character-count="8372"/>
    <meta:generator>LibreOffice/24.2.3.2$Windows_X86_64 LibreOffice_project/433d9c2ded56988e8a90e6b2e771ee4e6a5ab2ba</meta:generator>
  </office:meta>
</office:document-meta>
</file>